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538f5" officeooo:paragraph-rsid="001538f5"/>
    </style:style>
    <style:style style:name="P2" style:family="paragraph" style:parent-style-name="Text_20_body">
      <style:text-properties officeooo:rsid="001538f5" officeooo:paragraph-rsid="0019e8e9"/>
    </style:style>
    <style:style style:name="P3" style:family="paragraph" style:parent-style-name="Text_20_body">
      <style:text-properties style:font-name="Anonymice Powerline" officeooo:rsid="0016def2" officeooo:paragraph-rsid="0016def2"/>
    </style:style>
    <style:style style:name="P4" style:family="paragraph" style:parent-style-name="Text_20_body">
      <style:text-properties style:font-name="DejaVu Sans" officeooo:rsid="0016def2" officeooo:paragraph-rsid="0016def2"/>
    </style:style>
    <style:style style:name="P5" style:family="paragraph" style:parent-style-name="Text_20_body">
      <style:text-properties style:font-name="DejaVu Sans" officeooo:rsid="0015983c" officeooo:paragraph-rsid="0015983c"/>
    </style:style>
    <style:style style:name="P6" style:family="paragraph" style:parent-style-name="Title">
      <style:text-properties officeooo:rsid="001538f5" officeooo:paragraph-rsid="001538f5"/>
    </style:style>
    <style:style style:name="P7" style:family="paragraph" style:parent-style-name="Subtitle">
      <style:text-properties officeooo:rsid="001538f5" officeooo:paragraph-rsid="001538f5"/>
    </style:style>
    <style:style style:name="P8" style:family="paragraph" style:parent-style-name="Table_20_Contents">
      <style:text-properties style:font-name="DejaVu Sans" officeooo:rsid="002002d9" officeooo:paragraph-rsid="002002d9"/>
    </style:style>
    <style:style style:name="P9" style:family="paragraph" style:parent-style-name="Table_20_Contents" style:list-style-name="L2">
      <style:text-properties style:font-name="DejaVu Sans" officeooo:rsid="002002d9" officeooo:paragraph-rsid="002002d9"/>
    </style:style>
    <style:style style:name="P10" style:family="paragraph" style:parent-style-name="Table_20_Contents" style:list-style-name="L3">
      <style:text-properties style:font-name="DejaVu Sans" officeooo:rsid="002002d9" officeooo:paragraph-rsid="002002d9"/>
    </style:style>
    <style:style style:name="P11" style:family="paragraph" style:parent-style-name="Table_20_Contents" style:list-style-name="L4">
      <style:text-properties style:font-name="DejaVu Sans" officeooo:rsid="002002d9" officeooo:paragraph-rsid="002002d9"/>
    </style:style>
    <style:style style:name="P12" style:family="paragraph" style:parent-style-name="Table_20_Contents" style:list-style-name="L5">
      <style:text-properties style:font-name="DejaVu Sans" officeooo:rsid="002002d9" officeooo:paragraph-rsid="002002d9"/>
    </style:style>
    <style:style style:name="P13" style:family="paragraph" style:parent-style-name="Table_20_Contents">
      <style:paragraph-properties fo:text-align="center" style:justify-single-word="false"/>
      <style:text-properties style:font-name="DejaVu Sans" fo:font-weight="bold" officeooo:rsid="002002d9" officeooo:paragraph-rsid="002002d9" style:font-weight-asian="bold" style:font-weight-complex="bold"/>
    </style:style>
    <style:style style:name="P14" style:family="paragraph" style:parent-style-name="Table_20_Contents">
      <style:text-properties style:font-name="DejaVu Sans" officeooo:rsid="00208f0d" officeooo:paragraph-rsid="00208f0d"/>
    </style:style>
    <style:style style:name="P15" style:family="paragraph" style:parent-style-name="Text_20_body" style:list-style-name="L1">
      <style:text-properties style:font-name="DejaVu Sans" officeooo:rsid="0016def2" officeooo:paragraph-rsid="0016def2"/>
    </style:style>
    <style:style style:name="P16" style:family="paragraph" style:parent-style-name="Text_20_body" style:list-style-name="L1">
      <style:text-properties style:font-name="DejaVu Sans" officeooo:rsid="0017a8e3" officeooo:paragraph-rsid="0017a8e3"/>
    </style:style>
    <style:style style:name="P17" style:family="paragraph" style:parent-style-name="Text_20_body">
      <style:text-properties style:font-name="DejaVu Sans" officeooo:rsid="00180ffc" officeooo:paragraph-rsid="00180ffc"/>
    </style:style>
    <style:style style:name="P18" style:family="paragraph" style:parent-style-name="Text_20_body">
      <style:text-properties style:font-name="DejaVu Sans" officeooo:rsid="001bf553" officeooo:paragraph-rsid="001bf553"/>
    </style:style>
    <style:style style:name="P19" style:family="paragraph" style:parent-style-name="Text_20_body">
      <style:text-properties style:font-name="DejaVu Sans" officeooo:rsid="002002d9" officeooo:paragraph-rsid="002002d9"/>
    </style:style>
    <style:style style:name="P20" style:family="paragraph" style:parent-style-name="Text_20_body">
      <style:text-properties officeooo:rsid="001a104f" officeooo:paragraph-rsid="001a104f"/>
    </style:style>
    <style:style style:name="P21" style:family="paragraph" style:parent-style-name="Text_20_body">
      <style:text-properties officeooo:rsid="001ad878" officeooo:paragraph-rsid="001ad878"/>
    </style:style>
    <style:style style:name="P22" style:family="paragraph" style:parent-style-name="Text_20_body">
      <style:text-properties officeooo:rsid="001ca238" officeooo:paragraph-rsid="001ca238"/>
    </style:style>
    <style:style style:name="P23" style:family="paragraph" style:parent-style-name="Text_20_body">
      <style:text-properties officeooo:rsid="001d9400" officeooo:paragraph-rsid="001d9400"/>
    </style:style>
    <style:style style:name="P24" style:family="paragraph" style:parent-style-name="Heading_20_1">
      <style:text-properties officeooo:rsid="0015983c" officeooo:paragraph-rsid="0015983c"/>
    </style:style>
    <style:style style:name="P25" style:family="paragraph" style:parent-style-name="Heading_20_1">
      <style:text-properties officeooo:rsid="001a104f" officeooo:paragraph-rsid="001a104f"/>
    </style:style>
    <style:style style:name="T1" style:family="text">
      <style:text-properties officeooo:rsid="00177ebe"/>
    </style:style>
    <style:style style:name="T2" style:family="text">
      <style:text-properties officeooo:rsid="0019e8e9"/>
    </style:style>
    <style:style style:name="T3" style:family="text">
      <style:text-properties fo:font-weight="bold" officeooo:rsid="0019e8e9" style:font-weight-asian="bold" style:font-weight-complex="bold"/>
    </style:style>
    <style:style style:name="T4" style:family="text">
      <style:text-properties fo:font-weight="normal" officeooo:rsid="0019e8e9" style:font-weight-asian="normal" style:font-weight-complex="normal"/>
    </style:style>
    <style:style style:name="T5" style:family="text">
      <style:text-properties officeooo:rsid="001f1a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 de Projet de Synthèse</text:p>
      <text:p text:style-name="P7">Par Roméo Florian et Webert Chris</text:p>
      <text:p text:style-name="P1"/>
      <text:p text:style-name="P2">Bonjour.<text:line-break/>Contrairement au projet de Web, je n’ai pas écrit ce rapport sous l’emprise de l’alcool. </text:p>
      <text:p text:style-name="P2"><text:span text:style-name="T3">EDIT </text:span><text:span text:style-name="T4">(28/11/2017):</text:span><text:span text:style-name="T3"> </text:span><text:span text:style-name="T2">Maintenant si.</text:span></text:p>
      <text:h text:style-name="P24" text:outline-level="1">Communication entre les deux parties</text:h>
      <text:p text:style-name="P5">La communication entre le client C++ et le serveur Java se fait avec un protocole basé sur les chaînes de caractères.</text:p>
      <text:p text:style-name="P4">Le protocole envoie les formes sous forme de blocs, en commençant par le nom de la forme, et en finissant par « FIN ».</text:p>
      <text:p text:style-name="P3">SEGMENT<text:line-break/><text:tab/>couleur=RED<text:line-break/><text:tab/>debut=0;0<text:line-break/><text:tab/>fin=100;100<text:line-break/>FIN</text:p>
      <text:p text:style-name="P4">Cette forme à été choisie car elle présente plusieurs avantages :</text:p>
      <text:list xml:id="list69845390" text:style-name="L1">
        <text:list-item>
          <text:p text:style-name="P15">On reçoit les variables une par une, sans devoir <text:span text:style-name="T1">utiliser</text:span> split.</text:p>
        </text:list-item>
        <text:list-item>
          <text:p text:style-name="P16">Le protocole est extensible, on peut écrire une nouvelle version de l’application avec de nouvelles variables (par exemple la couleur de la bordure de la forme), et garder une compatibilité avec la version précédente du serveur Java</text:p>
        </text:list-item>
      </text:list>
      <text:p text:style-name="P17">Les blocs se suivent, le bloc suivant se trouve sur une nouvelle ligne.</text:p>
      <text:p text:style-name="P18">Le serveur écrit en Java traite ces données à l’aide du design pattern Chain of Responsibility.</text:p>
      <table:table table:name="Table1" table:style-name="Table1">
        <table:table-column table:style-name="Table1.A" table:number-columns-repeated="2"/>
        <table:table-row>
          <table:table-cell table:style-name="Table1.A1" office:value-type="string">
            <text:p text:style-name="P13">Forme</text:p>
          </table:table-cell>
          <table:table-cell table:style-name="Table1.B1" office:value-type="string">
            <text:p text:style-name="P13">Variables</text:p>
          </table:table-cell>
        </table:table-row>
        <table:table-row>
          <table:table-cell table:style-name="Table1.A2" office:value-type="string">
            <text:p text:style-name="P8">Cercle</text:p>
          </table:table-cell>
          <table:table-cell table:style-name="Table1.B2" office:value-type="string">
            <text:list xml:id="list1749743082" text:style-name="L2">
              <text:list-item>
                <text:p text:style-name="P9">Centre</text:p>
              </text:list-item>
              <text:list-item>
                <text:p text:style-name="P9">Rayon</text:p>
              </text:list-item>
              <text:list-item>
                <text:p text:style-name="P9">Couleur</text:p>
              </text:list-item>
            </text:list>
          </table:table-cell>
        </table:table-row>
        <table:table-row>
          <table:table-cell table:style-name="Table1.A2" office:value-type="string">
            <text:p text:style-name="P8">Polygone</text:p>
          </table:table-cell>
          <table:table-cell table:style-name="Table1.B2" office:value-type="string">
            <text:list xml:id="list3746921691" text:style-name="L3">
              <text:list-item>
                <text:p text:style-name="P10">Couleur</text:p>
              </text:list-item>
              <text:list-item>
                <text:p text:style-name="P10">Point (présent autant de fois qu’il <text:soft-page-break/>y a de points)</text:p>
              </text:list-item>
            </text:list>
          </table:table-cell>
        </table:table-row>
        <table:table-row>
          <table:table-cell table:style-name="Table1.A2" office:value-type="string">
            <text:p text:style-name="P8">Segment</text:p>
          </table:table-cell>
          <table:table-cell table:style-name="Table1.B2" office:value-type="string">
            <text:list xml:id="list307757619" text:style-name="L4">
              <text:list-item>
                <text:p text:style-name="P11">Début</text:p>
              </text:list-item>
              <text:list-item>
                <text:p text:style-name="P11">Fin</text:p>
              </text:list-item>
              <text:list-item>
                <text:p text:style-name="P11">Couleur</text:p>
              </text:list-item>
            </text:list>
          </table:table-cell>
        </table:table-row>
        <table:table-row>
          <table:table-cell table:style-name="Table1.A2" office:value-type="string">
            <text:p text:style-name="P8">Triangle</text:p>
          </table:table-cell>
          <table:table-cell table:style-name="Table1.B2" office:value-type="string">
            <text:list xml:id="list829764695" text:style-name="L5">
              <text:list-item>
                <text:p text:style-name="P12">Couleur</text:p>
              </text:list-item>
              <text:list-item>
                <text:p text:style-name="P12">Point 1</text:p>
              </text:list-item>
              <text:list-item>
                <text:p text:style-name="P12">Point 2</text:p>
              </text:list-item>
              <text:list-item>
                <text:p text:style-name="P12">Point 3</text:p>
              </text:list-item>
            </text:list>
          </table:table-cell>
        </table:table-row>
        <table:table-row>
          <table:table-cell table:style-name="Table1.A2" office:value-type="string">
            <text:p text:style-name="P14">Groupe</text:p>
          </table:table-cell>
          <table:table-cell table:style-name="Table1.B2" office:value-type="string">
            <text:p text:style-name="P14">Le groupe n’est pas envoyé, chaque forme est envoyée individuellement avec la couleur du groupe.</text:p>
          </table:table-cell>
        </table:table-row>
      </table:table>
      <text:p text:style-name="P19"/>
      <text:h text:style-name="P25" text:outline-level="1">Transformations</text:h>
      <text:p text:style-name="P20">Chaque transformation est représentée par une classe dérivée de Transformation.</text:p>
      <text:p text:style-name="P20">Les transformations peuvent être appliquées de deux façons : directement sur la forme ou alors sur une nouvelle forme.</text:p>
      <text:p text:style-name="P20">Le design pattern Visitor à été utilisé ici.</text:p>
      <text:h text:style-name="Heading_20_1" text:outline-level="1">Tests</text:h>
      <text:p text:style-name="P21">Nous avons écrit des tests unitaires pour éviter les régressions. On utilise la bibliothèque catch, et on teste toutes les opérations de création et modification.</text:p>
      <text:h text:style-name="Heading_20_1" text:outline-level="1">Sauvegarde/chargement d’un fichier</text:h>
      <text:p text:style-name="P22">La sauvegarde se fait de la même façon que la communication entre le client et le serveur.</text:p>
      <text:p text:style-name="P22">Le code du transfert n’a pas été repris car la sauvegarde doit supporter les groupes et les couleurs attribuées à la construction de la forme (qui prend la couleur du groupe à l’affichage).</text:p>
      <text:h text:style-name="Heading_20_1" text:outline-level="1">Affichage</text:h>
      <text:p text:style-name="P23">L’affichage se fait sur le serveur Java, qui utilise JavaFX.</text:p>
      <text:p text:style-name="P23">Le programme lance directement le thread JavaFX, et le serveur écoute dans un autre port. </text:p>
      <text:p text:style-name="P23"><text:soft-page-break/>On utilise Platform.runLater() afin de pouvoir créer et afficher de nouvelles fenêtres <text:span text:style-name="T5">depuis le thread qui gère le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7:20:48.477315780</meta:creation-date>
    <meta:generator>LibreOffice/5.4.3.2$Linux_X86_64 LibreOffice_project/40m0$Build-2</meta:generator>
    <dc:date>2017-11-29T21:28:24.009540887</dc:date>
    <meta:editing-duration>PT1H3M8S</meta:editing-duration>
    <meta:editing-cycles>18</meta:editing-cycles>
    <meta:document-statistic meta:table-count="1" meta:image-count="0" meta:object-count="0" meta:page-count="3" meta:paragraph-count="46" meta:word-count="396" meta:character-count="2334" meta:non-whitespace-character-count="1993"/>
  </office:meta>
</office:document-meta>
</file>